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Soonlab</text:p>
          </table:table-cell>
          <table:table-cell office:value-type="string">
            <text:p>Soonlab (https://www.soonlab.ai/) génère des jeux vidéo à partir d’instructions.</text:p>
          </table:table-cell>
          <table:table-cell office:value-type="string">
            <text:p>https://www.uneiaparjour.fr/soonlab/</text:p>
          </table:table-cell>
          <table:table-cell office:value-type="string">
            <text:p>application</text:p>
          </table:table-cell>
          <table:table-cell office:value-type="string">
            <text:p>jeu 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3/05/2026</text:p>
          </table:table-cell>
        </table:table-row>
        <table:table-row>
          <table:table-cell office:value-type="string">
            <text:p>Tinfoil chat</text:p>
          </table:table-cell>
          <table:table-cell office:value-type="string">
            <text:p>Tinfoil chat (https://chat.tinfoil.sh/) est un chatbot annoncé comme sécurisé grace à un chiffrement des données de bout en bout, chaque conversation possèdant sa propre clé unique.</text:p>
          </table:table-cell>
          <table:table-cell office:value-type="string">
            <text:p>https://www.uneiaparjour.fr/tinfoil-chat/</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2/05/2026</text:p>
          </table:table-cell>
        </table:table-row>
        <table:table-row>
          <table:table-cell office:value-type="string">
            <text:p>Stanzio</text:p>
          </table:table-cell>
          <table:table-cell office:value-type="string">
            <text:p>Stanzio (https://stanzio.fly.dev/) génère des présentations à partir d ‘interactions dans un chatbot.</text:p>
          </table:table-cell>
          <table:table-cell office:value-type="string">
            <text:p>https://www.uneiaparjour.fr/stanzio/</text:p>
          </table:table-cell>
          <table:table-cell office:value-type="string">
            <text:p>présentation</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1/05/2026</text:p>
          </table:table-cell>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